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111in" fo:margin-left="0.491in" fo:margin-right="0.8229in" table:align="margins"/>
    </style:style>
    <style:style style:name="Table1.A" style:family="table-column">
      <style:table-column-properties style:column-width="1.8583in" style:rel-column-width="21704*"/>
    </style:style>
    <style:style style:name="Table1.B" style:family="table-column">
      <style:table-column-properties style:column-width="3.7528in" style:rel-column-width="4383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line-height="100%"/>
    </style:style>
    <style:style style:name="P6" style:family="paragraph" style:parent-style-name="Text_20_body" style:list-style-name="L7">
      <style:paragraph-properties fo:line-height="100%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 fo:line-height="100%"/>
    </style:style>
    <style:style style:name="P15" style:family="paragraph" style:parent-style-name="Text_20_body" style:list-style-name="L8">
      <style:paragraph-properties fo:margin-top="0in" fo:margin-bottom="0in" fo:line-height="100%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Project Name</text:p>
          </table:table-cell>
          <table:table-cell table:style-name="Table1.B1" office:value-type="string">
            <text:p text:style-name="Table_20_Contents">BUDGET SOCIAL NETWORK</text:p>
          </table:table-cell>
        </table:table-row>
        <table:table-row>
          <table:table-cell table:style-name="Table1.A2" office:value-type="string">
            <text:p text:style-name="Table_20_Contents">Product Name</text:p>
          </table:table-cell>
          <table:table-cell table:style-name="Table1.B2" office:value-type="string">
            <text:p text:style-name="Table_20_Contents">BUDJIT.COM</text:p>
          </table:table-cell>
        </table:table-row>
        <table:table-row>
          <table:table-cell table:style-name="Table1.A2" office:value-type="string">
            <text:p text:style-name="Table_20_Contents">Product Release Version </text:p>
          </table:table-cell>
          <table:table-cell table:style-name="Table1.B2" office:value-type="string">
            <text:p text:style-name="Table_20_Contents">1.0.0</text:p>
          </table:table-cell>
        </table:table-row>
      </table:table>
      <text:p text:style-name="Standard"/>
      <text:p text:style-name="Standard"/>
      <text:p text:style-name="Standard"><text:tab/></text:p>
      <text:p text:style-name="Standard"><text:tab/><text:tab/>Unit Test Plan</text:p>
      <text:p text:style-name="Standard"><text:tab/><text:tab/>Document Version:1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date style:data-style-name="N37" text:date-value="2014-08-06T10:20:10.71" text:fixed="true">08/06/14</text:date></text:p>
      <text:p text:style-name="Standard"><text:tab/>Prepared By: </text:p>
      <text:p text:style-name="Standard"/>
      <text:p text:style-name="Standard"/>
      <text:p text:style-name="Standard"/>
      <text:p text:style-name="P1"><text:soft-page-break/>Unit Test Plan</text:p>
      <text:section text:style-name="Sect1" text:name="container">
        <text:section text:style-name="Sect1" text:name="content-container">
          <text:p text:style-name="Standard"/>
          <text:section text:style-name="Sect1" text:name="content">
            <text:section text:style-name="Sect1" text:name="post-421">
              <text:p text:style-name="Text_20_body"><text:span text:style-name="Strong_20_Emphasis">Introduction</text:span></text:p>
              <text:p text:style-name="Text_20_body"/>
              <text:p text:style-name="Text_20_body"><text:span text:style-name="Strong_20_Emphasis">Test Items:</text:span></text:p>
              <text:p text:style-name="Text_20_body"><text:span text:style-name="Strong_20_Emphasis"><text:tab/></text:span></text:p>
              <text:list xml:id="list5062458837901330" text:style-name="L1">
                <text:list-item>
                  <text:p text:style-name="P3">Home </text:p>
                </text:list-item>
                <text:list-item>
                  <text:p text:style-name="P3">Registration Menu</text:p>
                </text:list-item>
                <text:list-item>
                  <text:p text:style-name="P3">Log-in Menu</text:p>
                </text:list-item>
                <text:list-item>
                  <text:p text:style-name="P3">Contact Us</text:p>
                </text:list-item>
                <text:list-item>
                  <text:p text:style-name="P3">Account Management </text:p>
                </text:list-item>
                <text:list-item>
                  <text:p text:style-name="P3">Profile Menu</text:p>
                </text:list-item>
                <text:list-item>
                  <text:p text:style-name="P3">User Post Menu</text:p>
                </text:list-item>
                <text:list-item>
                  <text:p text:style-name="P3">Viewing Blog Menu </text:p>
                  <text:p text:style-name="P3"/>
                </text:list-item>
              </text:list>
              <text:p text:style-name="Text_20_body"><text:span text:style-name="Strong_20_Emphasis">Features to be Tested:</text:span></text:p>
              <text:list xml:id="list7297386911580002391" text:style-name="L2">
                <text:list-item>
                  <text:p text:style-name="P12">BudJIT Box</text:p>
                </text:list-item>
              </text:list>
              <text:p text:style-name="Text_20_body"/>
              <text:p text:style-name="Text_20_body"><text:span text:style-name="Strong_20_Emphasis">Features Not to Be Tested</text:span>:</text:p>
              <text:list xml:id="list8826315388359815325" text:style-name="L3">
                <text:list-item>
                  <text:p text:style-name="P13">About Page-Software Developers Profile</text:p>
                </text:list-item>
                <text:list-item>
                  <text:p text:style-name="P4">Content Only</text:p>
                  <text:p text:style-name="P4"/>
                </text:list-item>
              </text:list>
              <text:p text:style-name="Text_20_body"><text:span text:style-name="Strong_20_Emphasis">Approach</text:span>:</text:p>
              <text:list xml:id="list3259027368767434949" text:style-name="L4">
                <text:list-item>
                  <text:p text:style-name="P14">Unit Testing &amp; Black Box Testing</text:p>
                </text:list-item>
                <text:list-item>
                  <text:p text:style-name="P5">Strategy: Use Case, Decision Table Techniques</text:p>
                </text:list-item>
                <text:list-item>
                  <text:p text:style-name="P5">nUnit, xUnit</text:p>
                </text:list-item>
                <text:list-item>
                  <text:p text:style-name="P5">Manual Testing</text:p>
                  <text:p text:style-name="P5"/>
                </text:list-item>
              </text:list>
              <text:p text:style-name="Text_20_body"><text:span text:style-name="Strong_20_Emphasis">Item Pass/Fail Criteria:</text:span></text:p>
              <text:list xml:id="list6732364188923063957" text:style-name="L5">
                <text:list-item>
                  <text:p text:style-name="P7">All test cases completed.</text:p>
                  <text:list text:style-name="L6">
                    <text:list-item>
                      <text:p text:style-name="P16">A specified percentage of cases completed with a percentage containing some number of minor defects.</text:p>
                    </text:list-item>
                    <text:list-item>
                      <text:p text:style-name="P8">Code coverage tool indicates all code covered.</text:p>
                    </text:list-item>
                  </text:list>
                </text:list-item>
              </text:list>
              <text:p text:style-name="Text_20_body"><text:span text:style-name="Strong_20_Emphasis"/></text:p>
              <text:p text:style-name="Text_20_body"><text:span text:style-name="Strong_20_Emphasis"/></text:p>
              <text:p text:style-name="P2"><text:soft-page-break/><text:span text:style-name="Strong_20_Emphasis"/></text:p>
              <text:p text:style-name="P2"><text:span text:style-name="Strong_20_Emphasis"/></text:p>
              <text:p text:style-name="P2"><text:span text:style-name="Strong_20_Emphasis"/></text:p>
              <text:p text:style-name="P2"><text:span text:style-name="Strong_20_Emphasis">Test Deliverables</text:span>:</text:p>
              <text:list xml:id="list4079594723213965861" text:style-name="L7">
                <text:list-item>
                  <text:p text:style-name="P6">Test Requirements</text:p>
                </text:list-item>
                <text:list-item>
                  <text:p text:style-name="P6">Test Plan </text:p>
                </text:list-item>
              </text:list>
              <text:list xml:id="list3593096361372178757" text:style-name="L8">
                <text:list-item>
                  <text:list>
                    <text:list-item>
                      <text:p text:style-name="P15">Test Cases</text:p>
                    </text:list-item>
                    <text:list-item>
                      <text:p text:style-name="P15">Test Scripts</text:p>
                    </text:list-item>
                    <text:list-item>
                      <text:p text:style-name="P15">Incident Report</text:p>
                      <text:p text:style-name="P9"/>
                    </text:list-item>
                  </text:list>
                </text:list-item>
              </text:list>
              <text:p text:style-name="Text_20_body"> <text:span text:style-name="Strong_20_Emphasis">Test Environment:</text:span></text:p>
              <text:list xml:id="list197238633911299626" text:style-name="L9">
                <text:list-item>
                  <text:p text:style-name="P17">Windows 8.1, Internet 11.0</text:p>
                </text:list-item>
                <text:list-item>
                  <text:p text:style-name="P10">Visual Studio 2013</text:p>
                  <text:p text:style-name="P10"/>
                </text:list-item>
              </text:list>
              <text:p text:style-name="Text_20_body"><text:span text:style-name="Strong_20_Emphasis">Responsibilities:</text:span></text:p>
              <text:list xml:id="list5309636153543288270" text:style-name="L10">
                <text:list-item>
                  <text:p text:style-name="P11">Carmelita Wingate, Software Developer</text:p>
                </text:list-item>
                <text:list-item>
                  <text:p text:style-name="P11">Devin Davis, Software Developer</text:p>
                </text:list-item>
                <text:list-item>
                  <text:p text:style-name="P11">Hussein Farran, Software Developer</text:p>
                </text:list-item>
                <text:list-item>
                  <text:p text:style-name="P11">Natalie Cobb, QA Tester</text:p>
                </text:list-item>
              </text:list>
              <text:p text:style-name="Text_20_body"><text:span text:style-name="Strong_20_Emphasis"/></text:p>
              <text:p text:style-name="Text_20_body"><text:span text:style-name="Strong_20_Emphasis"/></text:p>
              <text:p text:style-name="Text_20_body"><text:span text:style-name="Strong_20_Emphasis"/></text:p>
            </text:section>
          </text:section>
        </text:section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 Cobb</meta:initial-creator>
    <meta:creation-date>2014-08-06T09:52:35.13</meta:creation-date>
    <dc:date>2014-08-07T16:07:37.05</dc:date>
    <dc:creator>N Cobb</dc:creator>
    <meta:editing-duration>PT8H28M14S</meta:editing-duration>
    <meta:editing-cycles>9</meta:editing-cycles>
    <meta:generator>OpenOffice/4.1.0$Win32 OpenOffice.org_project/410m18$Build-9764</meta:generator>
    <meta:document-statistic meta:table-count="1" meta:image-count="0" meta:object-count="0" meta:page-count="3" meta:paragraph-count="51" meta:word-count="173" meta:character-count="1020"/>
  </office:meta>
</office:document-meta>
</file>